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essionContextProvider.getSessionContext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ndardSessionContextProvi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essionContextProvi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SessionContextProvider.existsSessionContex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SessionContextProvid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SessionContextProvider.getContext( Map objectModel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